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c581" officeooo:paragraph-rsid="0006c581"/>
    </style:style>
    <style:style style:name="P2" style:family="paragraph" style:parent-style-name="Standard">
      <style:text-properties officeooo:rsid="00078c17" officeooo:paragraph-rsid="00078c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ntences have to be classified according to sentiment. Using naive bayes classifies.</text:p>
      <text:p text:style-name="P1"/>
      <text:p text:style-name="P1">Tf-idf features</text:p>
      <text:p text:style-name="P1"/>
      <text:p text:style-name="P1">make list of words in the assignment that will be equal to our vocabulary.</text:p>
      <text:p text:style-name="P1">Filter out stop words from the vocabulary. </text:p>
      <text:p text:style-name="P1">Make all forms of the same word into one using stemming.</text:p>
      <text:p text:style-name="P2">Represent every sentence by a thousand dimension vector. 1000 is the size of our vocabulary.</text:p>
      <text:p text:style-name="P2"/>
      <text:p text:style-name="P2">Calculater probability by yourself. Do not use library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2T14:16:57.687367351</meta:creation-date>
    <dc:date>2023-02-02T15:27:31.822337921</dc:date>
    <meta:editing-duration>PT50M14S</meta:editing-duration>
    <meta:editing-cycles>1</meta:editing-cycles>
    <meta:document-statistic meta:table-count="0" meta:image-count="0" meta:object-count="0" meta:page-count="1" meta:paragraph-count="7" meta:word-count="69" meta:character-count="420" meta:non-whitespace-character-count="357"/>
    <meta:generator>LibreOffice/6.0.7.3$Linux_X86_64 LibreOffice_project/00m0$Build-3</meta:generator>
  </office:meta>
</office:document-meta>
</file>